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ative_magnitude_validation" table:style-name="ta1">
        <table:shapes>
          <draw:frame draw:z-index="0" draw:style-name="gr1" draw:text-style-name="P1" svg:width="6.2988in" svg:height="3.5429in" svg:x="33.2134in" svg:y="0.0394in">
            <draw:object draw:notify-on-update-of-ranges="relative_magnitude_validation.Z1:relative_magnitude_validation.Z1 relative_magnitude_validation.Z2:relative_magnitude_validation.Z108 relative_magnitude_validation.AU1:relative_magnitude_validation.AU1 relative_magnitude_validation.AU2:relative_magnitude_validation.AU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87979999999999" calcext:value-type="float">
            <text:p>0.0287979999999999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26378" calcext:value-type="float">
            <text:p>-0.026378</text:p>
          </table:table-cell>
          <table:table-cell table:number-columns-repeated="2" office:value-type="float" office:value="0.00210000000000002" calcext:value-type="float">
            <text:p>0.00210000000000002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56520000000002" calcext:value-type="float">
            <text:p>-0.02565200000000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20086" calcext:value-type="float">
            <text:p>0.020086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30679999999999" calcext:value-type="float">
            <text:p>0.013067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" calcext:value-type="float">
            <text:p>0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34606" calcext:value-type="float">
            <text:p>0.034606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" calcext:value-type="float">
            <text:p>0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1799999999999" calcext:value-type="float">
            <text:p>-0.00701799999999999</text:p>
          </table:table-cell>
          <table:table-cell table:number-columns-repeated="2" office:value-type="float" office:value="0.00510000000000002" calcext:value-type="float">
            <text:p>0.00510000000000002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231" calcext:value-type="float">
            <text:p>0.023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" calcext:value-type="float">
            <text:p>0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200000000001" calcext:value-type="float">
            <text:p>0.00750200000000001</text:p>
          </table:table-cell>
          <table:table-cell table:number-columns-repeated="2" office:value-type="float" office:value="0.00210000000000002" calcext:value-type="float">
            <text:p>0.002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105" calcext:value-type="float">
            <text:p>-0.010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2264" calcext:value-type="float">
            <text:p>-0.0222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39579999999999" calcext:value-type="float">
            <text:p>0.0239579999999999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" calcext:value-type="float">
            <text:p>0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3474" calcext:value-type="float">
            <text:p>-0.02347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" calcext:value-type="float">
            <text:p>0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" calcext:value-type="float">
            <text:p>0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20086" calcext:value-type="float">
            <text:p>0.02008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799999999999" calcext:value-type="float">
            <text:p>-0.00217799999999999</text:p>
          </table:table-cell>
          <table:table-cell table:number-columns-repeated="2" office:value-type="float" office:value="0.00510000000000002" calcext:value-type="float">
            <text:p>0.00510000000000002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25168" calcext:value-type="float">
            <text:p>0.02516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" calcext:value-type="float">
            <text:p>0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799999999999" calcext:value-type="float">
            <text:p>-0.00217799999999999</text:p>
          </table:table-cell>
          <table:table-cell table:number-columns-repeated="2" office:value-type="float" office:value="0.00810000000000002" calcext:value-type="float">
            <text:p>0.00810000000000002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1296" calcext:value-type="float">
            <text:p>0.0212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6456" calcext:value-type="float">
            <text:p>0.0164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" calcext:value-type="float">
            <text:p>0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" calcext:value-type="float">
            <text:p>0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30679999999999" calcext:value-type="float">
            <text:p>0.013067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" calcext:value-type="float">
            <text:p>0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24926" calcext:value-type="float">
            <text:p>0.024926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table:number-columns-repeated="2" office:value-type="float" office:value="-0.00389999999999998" calcext:value-type="float">
            <text:p>-0.00389999999999998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125114" calcext:value-type="float">
            <text:p>0.125114</text:p>
          </table:table-cell>
          <table:table-cell office:value-type="float" office:value="-0.04455" calcext:value-type="float">
            <text:p>-0.04455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0.0684860000000001" calcext:value-type="float">
            <text:p>0.0684860000000001</text:p>
          </table:table-cell>
          <table:table-cell office:value-type="float" office:value="-0.0234" calcext:value-type="float">
            <text:p>-0.023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51062" calcext:value-type="float">
            <text:p>-0.051062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74536" calcext:value-type="float">
            <text:p>-0.074536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1185" calcext:value-type="float">
            <text:p>-0.1185</text:p>
          </table:table-cell>
          <table:table-cell office:value-type="float" office:value="-0.056144" calcext:value-type="float">
            <text:p>-0.056144</text:p>
          </table:table-cell>
          <table:table-cell office:value-type="float" office:value="-0.03075" calcext:value-type="float">
            <text:p>-0.03075</text:p>
          </table:table-cell>
          <table:table-cell office:value-type="float" office:value="-0.03615" calcext:value-type="float">
            <text:p>-0.03615</text:p>
          </table:table-cell>
          <table:table-cell office:value-type="float" office:value="1.07569" calcext:value-type="float">
            <text:p>1.07569</text:p>
          </table:table-cell>
          <table:table-cell office:value-type="float" office:value="-0.30735" calcext:value-type="float">
            <text:p>-0.30735</text:p>
          </table:table-cell>
          <table:table-cell office:value-type="float" office:value="-0.12525" calcext:value-type="float">
            <text:p>-0.125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294" calcext:value-type="float">
            <text:p>0.0294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-0.032912" calcext:value-type="float">
            <text:p>-0.032912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-0.122936" calcext:value-type="float">
            <text:p>-0.122936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21" calcext:value-type="float">
            <text:p>0.21</text:p>
          </table:table-cell>
          <table:table-cell office:value-type="float" office:value="-0.276122" calcext:value-type="float">
            <text:p>-0.27612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5268" calcext:value-type="float">
            <text:p>-0.5268</text:p>
          </table:table-cell>
          <table:table-cell office:value-type="float" office:value="-1.480314" calcext:value-type="float">
            <text:p>-1.480314</text:p>
          </table:table-cell>
        </table:table-row>
        <table:table-row table:style-name="ro1">
          <table:table-cell office:value-type="float" office:value="0.1155" calcext:value-type="float">
            <text:p>0.115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991474" calcext:value-type="float">
            <text:p>0.991474</text:p>
          </table:table-cell>
          <table:table-cell office:value-type="float" office:value="-0.28455" calcext:value-type="float">
            <text:p>-0.28455</text:p>
          </table:table-cell>
          <table:table-cell office:value-type="float" office:value="-0.1284" calcext:value-type="float">
            <text:p>-0.1284</text:p>
          </table:table-cell>
          <table:table-cell office:value-type="float" office:value="0.305646" calcext:value-type="float">
            <text:p>0.30564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42834" calcext:value-type="float">
            <text:p>0.042834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561" calcext:value-type="float">
            <text:p>0.0561</text:p>
          </table:table-cell>
          <table:table-cell office:value-type="float" office:value="-0.147862" calcext:value-type="float">
            <text:p>-0.14786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192" calcext:value-type="float">
            <text:p>0.192</text:p>
          </table:table-cell>
          <table:table-cell office:value-type="float" office:value="-0.272976" calcext:value-type="float">
            <text:p>-0.272976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4785" calcext:value-type="float">
            <text:p>-0.4785</text:p>
          </table:table-cell>
          <table:table-cell office:value-type="float" office:value="-0.946704" calcext:value-type="float">
            <text:p>-0.946704</text:p>
          </table:table-cell>
          <table:table-cell office:value-type="float" office:value="2.63325" calcext:value-type="float">
            <text:p>2.63325</text:p>
          </table:table-cell>
          <table:table-cell office:value-type="float" office:value="9.59385" calcext:value-type="float">
            <text:p>9.59385</text:p>
          </table:table-cell>
          <table:table-cell office:value-type="float" office:value="1.58389" calcext:value-type="float">
            <text:p>1.58389</text:p>
          </table:table-cell>
          <table:table-cell office:value-type="float" office:value="-1.14735" calcext:value-type="float">
            <text:p>-1.14735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11745" calcext:value-type="float">
            <text:p>-0.11745</text:p>
          </table:table-cell>
          <table:table-cell office:value-type="float" office:value="-0.10125" calcext:value-type="float">
            <text:p>-0.101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834" calcext:value-type="float">
            <text:p>0.0834</text:p>
          </table:table-cell>
          <table:table-cell office:value-type="float" office:value="-0.1167" calcext:value-type="float">
            <text:p>-0.116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-0.035816" calcext:value-type="float">
            <text:p>-0.035816</text:p>
          </table:table-cell>
          <table:table-cell office:value-type="float" office:value="-0.03735" calcext:value-type="float">
            <text:p>-0.03735</text:p>
          </table:table-cell>
          <table:table-cell office:value-type="float" office:value="0.654" calcext:value-type="float">
            <text:p>0.654</text:p>
          </table:table-cell>
          <table:table-cell office:value-type="float" office:value="-0.092202" calcext:value-type="float">
            <text:p>-0.092202</text:p>
          </table:table-cell>
          <table:table-cell office:value-type="float" office:value="-3.8007" calcext:value-type="float">
            <text:p>-3.8007</text:p>
          </table:table-cell>
          <table:table-cell office:value-type="float" office:value="20.0322" calcext:value-type="float">
            <text:p>20.0322</text:p>
          </table:table-cell>
          <table:table-cell office:value-type="float" office:value="-6.392914" calcext:value-type="float">
            <text:p>-6.392914</text:p>
          </table:table-cell>
        </table:table-row>
        <table:table-row table:style-name="ro1">
          <table:table-cell office:value-type="float" office:value="0.1065" calcext:value-type="float">
            <text:p>0.1065</text:p>
          </table:table-cell>
          <table:table-cell office:value-type="float" office:value="-0.2436" calcext:value-type="float">
            <text:p>-0.2436</text:p>
          </table:table-cell>
          <table:table-cell office:value-type="float" office:value="1.025354" calcext:value-type="float">
            <text:p>1.025354</text:p>
          </table:table-cell>
          <table:table-cell office:value-type="float" office:value="-0.26955" calcext:value-type="float">
            <text:p>-0.269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81446" calcext:value-type="float">
            <text:p>0.281446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33342" calcext:value-type="float">
            <text:p>-0.13334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198" calcext:value-type="float">
            <text:p>0.198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3135" calcext:value-type="float">
            <text:p>-0.313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2.21325" calcext:value-type="float">
            <text:p>2.21325</text:p>
          </table:table-cell>
          <table:table-cell office:value-type="float" office:value="13.73085" calcext:value-type="float">
            <text:p>13.73085</text:p>
          </table:table-cell>
          <table:table-cell office:value-type="float" office:value="2.68257" calcext:value-type="float">
            <text:p>2.68257</text:p>
          </table:table-cell>
          <table:table-cell office:value-type="float" office:value="-1.00935" calcext:value-type="float">
            <text:p>-1.00935</text:p>
          </table:table-cell>
          <table:table-cell office:value-type="float" office:value="-0.24525" calcext:value-type="float">
            <text:p>-0.245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10245" calcext:value-type="float">
            <text:p>-0.10245</text:p>
          </table:table-cell>
          <table:table-cell office:value-type="float" office:value="-0.08025" calcext:value-type="float">
            <text:p>-0.080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7895" calcext:value-type="float">
            <text:p>0.178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-0.6147" calcext:value-type="float">
            <text:p>-0.6147</text:p>
          </table:table-cell>
          <table:table-cell office:value-type="float" office:value="15.6402" calcext:value-type="float">
            <text:p>15.6402</text:p>
          </table:table-cell>
          <table:table-cell office:value-type="float" office:value="-3.750274" calcext:value-type="float">
            <text:p>-3.750274</text:p>
          </table:table-cell>
        </table:table-row>
        <table:table-row table:style-name="ro1">
          <table:table-cell office:value-type="float" office:value="0.0435" calcext:value-type="float">
            <text:p>0.043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54394" calcext:value-type="float">
            <text:p>1.05439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34256" calcext:value-type="float">
            <text:p>-0.23425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-0.2985" calcext:value-type="float">
            <text:p>-0.298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17225" calcext:value-type="float">
            <text:p>1.17225</text:p>
          </table:table-cell>
          <table:table-cell office:value-type="float" office:value="14.51085" calcext:value-type="float">
            <text:p>14.51085</text:p>
          </table:table-cell>
          <table:table-cell office:value-type="float" office:value="2.81325" calcext:value-type="float">
            <text:p>2.81325</text:p>
          </table:table-cell>
          <table:table-cell office:value-type="float" office:value="-0.94935" calcext:value-type="float">
            <text:p>-0.94935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774" calcext:value-type="float">
            <text:p>0.0774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7895" calcext:value-type="float">
            <text:p>0.178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6" calcext:value-type="float">
            <text:p>0.6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1713" calcext:value-type="float">
            <text:p>0.1713</text:p>
          </table:table-cell>
          <table:table-cell office:value-type="float" office:value="15.4152" calcext:value-type="float">
            <text:p>15.4152</text:p>
          </table:table-cell>
          <table:table-cell office:value-type="float" office:value="-3.711554" calcext:value-type="float">
            <text:p>-3.711554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-0.2706" calcext:value-type="float">
            <text:p>-0.270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4555" calcext:value-type="float">
            <text:p>-0.24555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219" calcext:value-type="float">
            <text:p>0.219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865" calcext:value-type="float">
            <text:p>-0.2865</text:p>
          </table:table-cell>
          <table:table-cell office:value-type="float" office:value="-1.048344" calcext:value-type="float">
            <text:p>-1.04834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3925" calcext:value-type="float">
            <text:p>-0.239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09045" calcext:value-type="float">
            <text:p>-0.090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942" calcext:value-type="float">
            <text:p>0.094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438020000000001" calcext:value-type="float">
            <text:p>-0.0438020000000001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48344" calcext:value-type="float">
            <text:p>-1.048344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14.65485" calcext:value-type="float">
            <text:p>14.654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7335" calcext:value-type="float">
            <text:p>-0.97335</text:p>
          </table:table-cell>
          <table:table-cell office:value-type="float" office:value="-0.22725" calcext:value-type="float">
            <text:p>-0.227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912" calcext:value-type="float">
            <text:p>0.0912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225" calcext:value-type="float">
            <text:p>0.225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582" calcext:value-type="float">
            <text:p>0.582</text:p>
          </table:table-cell>
          <table:table-cell office:value-type="float" office:value="-0.0438020000000001" calcext:value-type="float">
            <text:p>-0.0438020000000001</text:p>
          </table:table-cell>
          <table:table-cell office:value-type="float" office:value="0.4953" calcext:value-type="float">
            <text:p>0.495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54394" calcext:value-type="float">
            <text:p>1.05439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854" calcext:value-type="float">
            <text:p>-0.1854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36058" calcext:value-type="float">
            <text:p>-0.03605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925" calcext:value-type="float">
            <text:p>-0.292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4725" calcext:value-type="float">
            <text:p>1.24725</text:p>
          </table:table-cell>
          <table:table-cell office:value-type="float" office:value="14.65185" calcext:value-type="float">
            <text:p>14.651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30976" calcext:value-type="float">
            <text:p>-0.03097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579" calcext:value-type="float">
            <text:p>0.579</text:p>
          </table:table-cell>
          <table:table-cell office:value-type="float" office:value="-0.0438020000000001" calcext:value-type="float">
            <text:p>-0.0438020000000001</text:p>
          </table:table-cell>
          <table:table-cell office:value-type="float" office:value="0.4683" calcext:value-type="float">
            <text:p>0.4683</text:p>
          </table:table-cell>
          <table:table-cell office:value-type="float" office:value="15.1872" calcext:value-type="float">
            <text:p>15.1872</text:p>
          </table:table-cell>
          <table:table-cell office:value-type="float" office:value="-3.600234" calcext:value-type="float">
            <text:p>-3.60023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73754" calcext:value-type="float">
            <text:p>1.07375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33046" calcext:value-type="float">
            <text:p>0.23304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138182" calcext:value-type="float">
            <text:p>-0.13818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745" calcext:value-type="float">
            <text:p>-0.274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5485" calcext:value-type="float">
            <text:p>14.65485</text:p>
          </table:table-cell>
          <table:table-cell office:value-type="float" office:value="2.89553" calcext:value-type="float">
            <text:p>2.89553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495" calcext:value-type="float">
            <text:p>0.154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743" calcext:value-type="float">
            <text:p>0.4743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-3.600234" calcext:value-type="float">
            <text:p>-3.600234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-0.2796" calcext:value-type="float">
            <text:p>-0.279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4255" calcext:value-type="float">
            <text:p>-0.24255</text:p>
          </table:table-cell>
          <table:table-cell office:value-type="float" office:value="-0.1854" calcext:value-type="float">
            <text:p>-0.1854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35332" calcext:value-type="float">
            <text:p>-0.03533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40898" calcext:value-type="float">
            <text:p>-0.04089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745" calcext:value-type="float">
            <text:p>-0.274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4725" calcext:value-type="float">
            <text:p>1.247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10545" calcext:value-type="float">
            <text:p>-0.105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208120000000001" calcext:value-type="float">
            <text:p>-0.0208120000000001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25" calcext:value-type="float">
            <text:p>0.225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-3.600234" calcext:value-type="float">
            <text:p>-3.60023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83434" calcext:value-type="float">
            <text:p>1.08343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45738" calcext:value-type="float">
            <text:p>-0.04573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21" calcext:value-type="float">
            <text:p>0.21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805" calcext:value-type="float">
            <text:p>-0.280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9825" calcext:value-type="float">
            <text:p>-0.098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1107" calcext:value-type="float">
            <text:p>-0.110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68002" calcext:value-type="float">
            <text:p>-0.06800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5.1812" calcext:value-type="float">
            <text:p>15.181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854" calcext:value-type="float">
            <text:p>-0.185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21" calcext:value-type="float">
            <text:p>0.21</text:p>
          </table:table-cell>
          <table:table-cell office:value-type="float" office:value="-0.272976" calcext:value-type="float">
            <text:p>-0.272976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14.68185" calcext:value-type="float">
            <text:p>14.681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68486" calcext:value-type="float">
            <text:p>0.06848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594" calcext:value-type="float">
            <text:p>0.059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603" calcext:value-type="float">
            <text:p>0.603</text:p>
          </table:table-cell>
          <table:table-cell office:value-type="float" office:value="-0.0438020000000001" calcext:value-type="float">
            <text:p>-0.0438020000000001</text:p>
          </table:table-cell>
          <table:table-cell office:value-type="float" office:value="0.4803" calcext:value-type="float">
            <text:p>0.480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68914" calcext:value-type="float">
            <text:p>1.068914</text:p>
          </table:table-cell>
          <table:table-cell office:value-type="float" office:value="-0.23955" calcext:value-type="float">
            <text:p>-0.23955</text:p>
          </table:table-cell>
          <table:table-cell office:value-type="float" office:value="-0.2004" calcext:value-type="float">
            <text:p>-0.200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33342" calcext:value-type="float">
            <text:p>-0.133342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21" calcext:value-type="float">
            <text:p>0.21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775" calcext:value-type="float">
            <text:p>-0.277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7133" calcext:value-type="float">
            <text:p>2.87133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8025" calcext:value-type="float">
            <text:p>-0.080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028072" calcext:value-type="float">
            <text:p>-0.02807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995" calcext:value-type="float">
            <text:p>0.16995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825220000000001" calcext:value-type="float">
            <text:p>-0.0825220000000001</text:p>
          </table:table-cell>
          <table:table-cell office:value-type="float" office:value="0.4833" calcext:value-type="float">
            <text:p>0.4833</text:p>
          </table:table-cell>
          <table:table-cell office:value-type="float" office:value="15.1662" calcext:value-type="float">
            <text:p>15.166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735" calcext:value-type="float">
            <text:p>0.073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40898" calcext:value-type="float">
            <text:p>-0.04089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1" calcext:value-type="float">
            <text:p>0.21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-0.2775" calcext:value-type="float">
            <text:p>-0.277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10545" calcext:value-type="float">
            <text:p>-0.105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684" calcext:value-type="float">
            <text:p>0.0684</text:p>
          </table:table-cell>
          <table:table-cell office:value-type="float" office:value="-0.1107" calcext:value-type="float">
            <text:p>-0.110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-0.2706" calcext:value-type="float">
            <text:p>-0.270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5755" calcext:value-type="float">
            <text:p>-0.25755</text:p>
          </table:table-cell>
          <table:table-cell office:value-type="float" office:value="-0.2004" calcext:value-type="float">
            <text:p>-0.2004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-0.2805" calcext:value-type="float">
            <text:p>-0.2805</text:p>
          </table:table-cell>
          <table:table-cell office:value-type="float" office:value="-1.062864" calcext:value-type="float">
            <text:p>-1.062864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10245" calcext:value-type="float">
            <text:p>-0.102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852" calcext:value-type="float">
            <text:p>0.0852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35816" calcext:value-type="float">
            <text:p>-0.03581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68002" calcext:value-type="float">
            <text:p>-0.068002</text:p>
          </table:table-cell>
          <table:table-cell office:value-type="float" office:value="0.4743" calcext:value-type="float">
            <text:p>0.474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73754" calcext:value-type="float">
            <text:p>1.07375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36058" calcext:value-type="float">
            <text:p>-0.03605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16" calcext:value-type="float">
            <text:p>0.216</text:p>
          </table:table-cell>
          <table:table-cell office:value-type="float" office:value="-0.239096" calcext:value-type="float">
            <text:p>-0.23909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865" calcext:value-type="float">
            <text:p>-0.286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6525" calcext:value-type="float">
            <text:p>1.26525</text:p>
          </table:table-cell>
          <table:table-cell office:value-type="float" office:value="14.65185" calcext:value-type="float">
            <text:p>14.65185</text:p>
          </table:table-cell>
          <table:table-cell office:value-type="float" office:value="2.91489" calcext:value-type="float">
            <text:p>2.91489</text:p>
          </table:table-cell>
          <table:table-cell office:value-type="float" office:value="-0.97635" calcext:value-type="float">
            <text:p>-0.976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564" calcext:value-type="float">
            <text:p>0.056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15195" calcext:value-type="float">
            <text:p>0.15195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662" calcext:value-type="float">
            <text:p>15.166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54394" calcext:value-type="float">
            <text:p>1.054394</text:p>
          </table:table-cell>
          <table:table-cell office:value-type="float" office:value="-0.26655" calcext:value-type="float">
            <text:p>-0.266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7455" calcext:value-type="float">
            <text:p>0.074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561" calcext:value-type="float">
            <text:p>0.0561</text:p>
          </table:table-cell>
          <table:table-cell office:value-type="float" office:value="-0.104302" calcext:value-type="float">
            <text:p>-0.1043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745" calcext:value-type="float">
            <text:p>-0.274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985" calcext:value-type="float">
            <text:p>14.66985</text:p>
          </table:table-cell>
          <table:table-cell office:value-type="float" office:value="2.87617" calcext:value-type="float">
            <text:p>2.87617</text:p>
          </table:table-cell>
          <table:table-cell office:value-type="float" office:value="-0.95535" calcext:value-type="float">
            <text:p>-0.955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7725" calcext:value-type="float">
            <text:p>-0.077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822" calcext:value-type="float">
            <text:p>0.082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923" calcext:value-type="float">
            <text:p>0.492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049554" calcext:value-type="float">
            <text:p>1.049554</text:p>
          </table:table-cell>
          <table:table-cell office:value-type="float" office:value="-0.24555" calcext:value-type="float">
            <text:p>-0.245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282" calcext:value-type="float">
            <text:p>0.028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98" calcext:value-type="float">
            <text:p>0.198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14.67285" calcext:value-type="float">
            <text:p>14.672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7035" calcext:value-type="float">
            <text:p>-0.970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774" calcext:value-type="float">
            <text:p>0.0774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38962" calcext:value-type="float">
            <text:p>-0.03896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5.1842" calcext:value-type="float">
            <text:p>15.184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96" calcext:value-type="float">
            <text:p>-0.2796</text:p>
          </table:table-cell>
          <table:table-cell office:value-type="float" office:value="1.044714" calcext:value-type="float">
            <text:p>1.04471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854" calcext:value-type="float">
            <text:p>-0.185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42834" calcext:value-type="float">
            <text:p>0.04283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35332" calcext:value-type="float">
            <text:p>-0.03533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36058" calcext:value-type="float">
            <text:p>-0.03605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95" calcext:value-type="float">
            <text:p>0.195</text:p>
          </table:table-cell>
          <table:table-cell office:value-type="float" office:value="-0.263296" calcext:value-type="float">
            <text:p>-0.263296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4725" calcext:value-type="float">
            <text:p>1.24725</text:p>
          </table:table-cell>
          <table:table-cell office:value-type="float" office:value="14.65785" calcext:value-type="float">
            <text:p>14.657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5535" calcext:value-type="float">
            <text:p>-0.955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11145" calcext:value-type="float">
            <text:p>-0.111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208120000000001" calcext:value-type="float">
            <text:p>-0.02081200000000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792" calcext:value-type="float">
            <text:p>0.079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4833" calcext:value-type="float">
            <text:p>0.4833</text:p>
          </table:table-cell>
          <table:table-cell office:value-type="float" office:value="15.1842" calcext:value-type="float">
            <text:p>15.184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6355" calcext:value-type="float">
            <text:p>-0.26355</text:p>
          </table:table-cell>
          <table:table-cell office:value-type="float" office:value="-0.1824" calcext:value-type="float">
            <text:p>-0.1824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28502" calcext:value-type="float">
            <text:p>-0.12850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195" calcext:value-type="float">
            <text:p>0.195</text:p>
          </table:table-cell>
          <table:table-cell office:value-type="float" office:value="-0.239096" calcext:value-type="float">
            <text:p>-0.23909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865" calcext:value-type="float">
            <text:p>-0.2865</text:p>
          </table:table-cell>
          <table:table-cell office:value-type="float" office:value="-1.058024" calcext:value-type="float">
            <text:p>-1.058024</text:p>
          </table:table-cell>
          <table:table-cell office:value-type="float" office:value="1.26525" calcext:value-type="float">
            <text:p>1.26525</text:p>
          </table:table-cell>
          <table:table-cell office:value-type="float" office:value="14.66685" calcext:value-type="float">
            <text:p>14.666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0.073326" calcext:value-type="float">
            <text:p>0.07332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304920000000001" calcext:value-type="float">
            <text:p>-0.0304920000000001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995" calcext:value-type="float">
            <text:p>0.16995</text:p>
          </table:table-cell>
          <table:table-cell office:value-type="float" office:value="-0.030976" calcext:value-type="float">
            <text:p>-0.03097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603" calcext:value-type="float">
            <text:p>0.603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632" calcext:value-type="float">
            <text:p>15.163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78594" calcext:value-type="float">
            <text:p>1.078594</text:p>
          </table:table-cell>
          <table:table-cell office:value-type="float" office:value="-0.24855" calcext:value-type="float">
            <text:p>-0.248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042834" calcext:value-type="float">
            <text:p>0.042834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09142" calcext:value-type="float">
            <text:p>-0.10914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39096" calcext:value-type="float">
            <text:p>-0.23909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775" calcext:value-type="float">
            <text:p>-0.2775</text:p>
          </table:table-cell>
          <table:table-cell office:value-type="float" office:value="-1.019304" calcext:value-type="float">
            <text:p>-1.01930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5785" calcext:value-type="float">
            <text:p>14.65785</text:p>
          </table:table-cell>
          <table:table-cell office:value-type="float" office:value="2.89553" calcext:value-type="float">
            <text:p>2.89553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11145" calcext:value-type="float">
            <text:p>-0.111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834" calcext:value-type="float">
            <text:p>0.083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822" calcext:value-type="float">
            <text:p>0.082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833" calcext:value-type="float">
            <text:p>0.483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595394" calcext:value-type="float">
            <text:p>-3.595394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6055" calcext:value-type="float">
            <text:p>-0.26055</text:p>
          </table:table-cell>
          <table:table-cell office:value-type="float" office:value="-0.1794" calcext:value-type="float">
            <text:p>-0.179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09142" calcext:value-type="float">
            <text:p>-0.10914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01" calcext:value-type="float">
            <text:p>0.201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-0.2925" calcext:value-type="float">
            <text:p>-0.292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14.66985" calcext:value-type="float">
            <text:p>14.669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9825" calcext:value-type="float">
            <text:p>-0.098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025168" calcext:value-type="float">
            <text:p>0.025168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606" calcext:value-type="float">
            <text:p>0.606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68914" calcext:value-type="float">
            <text:p>1.068914</text:p>
          </table:table-cell>
          <table:table-cell office:value-type="float" office:value="-0.24855" calcext:value-type="float">
            <text:p>-0.24855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849" calcext:value-type="float">
            <text:p>-0.084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33824" calcext:value-type="float">
            <text:p>-1.033824</text:p>
          </table:table-cell>
          <table:table-cell office:value-type="float" office:value="1.26525" calcext:value-type="float">
            <text:p>1.265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3925" calcext:value-type="float">
            <text:p>-0.239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684" calcext:value-type="float">
            <text:p>0.0684</text:p>
          </table:table-cell>
          <table:table-cell office:value-type="float" office:value="-0.0927" calcext:value-type="float">
            <text:p>-0.09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295" calcext:value-type="float">
            <text:p>0.1429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63162" calcext:value-type="float">
            <text:p>-0.063162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812" calcext:value-type="float">
            <text:p>15.181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-0.2586" calcext:value-type="float">
            <text:p>-0.2586</text:p>
          </table:table-cell>
          <table:table-cell office:value-type="float" office:value="1.054394" calcext:value-type="float">
            <text:p>1.054394</text:p>
          </table:table-cell>
          <table:table-cell office:value-type="float" office:value="-0.24855" calcext:value-type="float">
            <text:p>-0.24855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-0.3015" calcext:value-type="float">
            <text:p>-0.301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14.65485" calcext:value-type="float">
            <text:p>14.65485</text:p>
          </table:table-cell>
          <table:table-cell office:value-type="float" office:value="2.90521" calcext:value-type="float">
            <text:p>2.90521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10245" calcext:value-type="float">
            <text:p>-0.10245</text:p>
          </table:table-cell>
          <table:table-cell office:value-type="float" office:value="-0.09825" calcext:value-type="float">
            <text:p>-0.098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774" calcext:value-type="float">
            <text:p>0.077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42592" calcext:value-type="float">
            <text:p>-0.04259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743" calcext:value-type="float">
            <text:p>0.4743</text:p>
          </table:table-cell>
          <table:table-cell office:value-type="float" office:value="15.1812" calcext:value-type="float">
            <text:p>15.181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39874" calcext:value-type="float">
            <text:p>1.0398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04" calcext:value-type="float">
            <text:p>0.204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-0.2805" calcext:value-type="float">
            <text:p>-0.280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1.24125" calcext:value-type="float">
            <text:p>1.24125</text:p>
          </table:table-cell>
          <table:table-cell office:value-type="float" office:value="14.64885" calcext:value-type="float">
            <text:p>14.648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7335" calcext:value-type="float">
            <text:p>-0.97335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9525" calcext:value-type="float">
            <text:p>-0.095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624" calcext:value-type="float">
            <text:p>0.0624</text:p>
          </table:table-cell>
          <table:table-cell office:value-type="float" office:value="-0.1107" calcext:value-type="float">
            <text:p>-0.1107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792" calcext:value-type="float">
            <text:p>0.079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32912" calcext:value-type="float">
            <text:p>-0.03291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662" calcext:value-type="float">
            <text:p>15.166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4555" calcext:value-type="float">
            <text:p>-0.24555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0849" calcext:value-type="float">
            <text:p>-0.0849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28502" calcext:value-type="float">
            <text:p>-0.12850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-0.2865" calcext:value-type="float">
            <text:p>-0.2865</text:p>
          </table:table-cell>
          <table:table-cell office:value-type="float" office:value="-1.062864" calcext:value-type="float">
            <text:p>-1.06286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925" calcext:value-type="float">
            <text:p>-0.239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0.0130679999999999" calcext:value-type="float">
            <text:p>0.0130679999999999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882" calcext:value-type="float">
            <text:p>0.0882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995" calcext:value-type="float">
            <text:p>0.169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79" calcext:value-type="float">
            <text:p>0.579</text:p>
          </table:table-cell>
          <table:table-cell office:value-type="float" office:value="-0.063162" calcext:value-type="float">
            <text:p>-0.063162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39874" calcext:value-type="float">
            <text:p>1.039874</text:p>
          </table:table-cell>
          <table:table-cell office:value-type="float" office:value="-0.24555" calcext:value-type="float">
            <text:p>-0.245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0939" calcext:value-type="float">
            <text:p>-0.093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34256" calcext:value-type="float">
            <text:p>-0.234256</text:p>
          </table:table-cell>
          <table:table-cell office:value-type="float" office:value="0.04455" calcext:value-type="float">
            <text:p>0.04455</text:p>
          </table:table-cell>
          <table:table-cell office:value-type="float" office:value="-0.2955" calcext:value-type="float">
            <text:p>-0.295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8325" calcext:value-type="float">
            <text:p>-0.083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594" calcext:value-type="float">
            <text:p>0.059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40656" calcext:value-type="float">
            <text:p>-0.04065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36058" calcext:value-type="float">
            <text:p>-0.03605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43022" calcext:value-type="float">
            <text:p>-0.14302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1" calcext:value-type="float">
            <text:p>0.21</text:p>
          </table:table-cell>
          <table:table-cell office:value-type="float" office:value="-0.234256" calcext:value-type="float">
            <text:p>-0.234256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-0.3015" calcext:value-type="float">
            <text:p>-0.3015</text:p>
          </table:table-cell>
          <table:table-cell office:value-type="float" office:value="-1.053184" calcext:value-type="float">
            <text:p>-1.053184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14.66385" calcext:value-type="float">
            <text:p>14.663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3325" calcext:value-type="float">
            <text:p>-0.233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35816" calcext:value-type="float">
            <text:p>-0.0358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-0.2676" calcext:value-type="float">
            <text:p>-0.2676</text:p>
          </table:table-cell>
          <table:table-cell office:value-type="float" office:value="1.044714" calcext:value-type="float">
            <text:p>1.04471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-0.0534" calcext:value-type="float">
            <text:p>-0.0534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28502" calcext:value-type="float">
            <text:p>-0.1285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1" calcext:value-type="float">
            <text:p>0.21</text:p>
          </table:table-cell>
          <table:table-cell office:value-type="float" office:value="-0.268136" calcext:value-type="float">
            <text:p>-0.26813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28984" calcext:value-type="float">
            <text:p>-1.02898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7335" calcext:value-type="float">
            <text:p>-0.973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9525" calcext:value-type="float">
            <text:p>-0.095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43" calcext:value-type="float">
            <text:p>0.243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3955" calcext:value-type="float">
            <text:p>-0.23955</text:p>
          </table:table-cell>
          <table:table-cell office:value-type="float" office:value="-0.2004" calcext:value-type="float">
            <text:p>-0.200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63296" calcext:value-type="float">
            <text:p>-0.26329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33824" calcext:value-type="float">
            <text:p>-1.033824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14.64885" calcext:value-type="float">
            <text:p>14.64885</text:p>
          </table:table-cell>
          <table:table-cell office:value-type="float" office:value="2.89553" calcext:value-type="float">
            <text:p>2.89553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774" calcext:value-type="float">
            <text:p>0.0774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32912" calcext:value-type="float">
            <text:p>-0.0329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7295" calcext:value-type="float">
            <text:p>0.17295</text:p>
          </table:table-cell>
          <table:table-cell office:value-type="float" office:value="-0.030976" calcext:value-type="float">
            <text:p>-0.03097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863" calcext:value-type="float">
            <text:p>0.4863</text:p>
          </table:table-cell>
          <table:table-cell office:value-type="float" office:value="15.1842" calcext:value-type="float">
            <text:p>15.1842</text:p>
          </table:table-cell>
          <table:table-cell office:value-type="float" office:value="-3.624434" calcext:value-type="float">
            <text:p>-3.62443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06" calcext:value-type="float">
            <text:p>-0.2706</text:p>
          </table:table-cell>
          <table:table-cell office:value-type="float" office:value="1.068914" calcext:value-type="float">
            <text:p>1.068914</text:p>
          </table:table-cell>
          <table:table-cell office:value-type="float" office:value="-0.25755" calcext:value-type="float">
            <text:p>-0.25755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372" calcext:value-type="float">
            <text:p>0.0372</text:p>
          </table:table-cell>
          <table:table-cell office:value-type="float" office:value="-0.0879" calcext:value-type="float">
            <text:p>-0.087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143022" calcext:value-type="float">
            <text:p>-0.14302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775" calcext:value-type="float">
            <text:p>-0.277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14.65485" calcext:value-type="float">
            <text:p>14.654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3925" calcext:value-type="float">
            <text:p>-0.239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0.0804" calcext:value-type="float">
            <text:p>0.0804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942" calcext:value-type="float">
            <text:p>0.094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795" calcext:value-type="float">
            <text:p>0.15795</text:p>
          </table:table-cell>
          <table:table-cell office:value-type="float" office:value="-0.035816" calcext:value-type="float">
            <text:p>-0.03581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833" calcext:value-type="float">
            <text:p>0.483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00234" calcext:value-type="float">
            <text:p>-3.60023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-0.0474" calcext:value-type="float">
            <text:p>-0.047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492" calcext:value-type="float">
            <text:p>0.049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591" calcext:value-type="float">
            <text:p>0.0591</text:p>
          </table:table-cell>
          <table:table-cell office:value-type="float" office:value="-0.118822" calcext:value-type="float">
            <text:p>-0.11882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21" calcext:value-type="float">
            <text:p>0.21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14.66685" calcext:value-type="float">
            <text:p>14.66685</text:p>
          </table:table-cell>
          <table:table-cell office:value-type="float" office:value="2.89553" calcext:value-type="float">
            <text:p>2.89553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34606" calcext:value-type="float">
            <text:p>0.034606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8025" calcext:value-type="float">
            <text:p>-0.080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0987" calcext:value-type="float">
            <text:p>-0.098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852" calcext:value-type="float">
            <text:p>0.085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995" calcext:value-type="float">
            <text:p>0.16995</text:p>
          </table:table-cell>
          <table:table-cell office:value-type="float" office:value="-0.035816" calcext:value-type="float">
            <text:p>-0.03581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923" calcext:value-type="float">
            <text:p>0.4923</text:p>
          </table:table-cell>
          <table:table-cell office:value-type="float" office:value="15.1902" calcext:value-type="float">
            <text:p>15.1902</text:p>
          </table:table-cell>
          <table:table-cell office:value-type="float" office:value="-3.624434" calcext:value-type="float">
            <text:p>-3.62443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646" calcext:value-type="float">
            <text:p>-0.2646</text:p>
          </table:table-cell>
          <table:table-cell office:value-type="float" office:value="1.044714" calcext:value-type="float">
            <text:p>1.044714</text:p>
          </table:table-cell>
          <table:table-cell office:value-type="float" office:value="-0.24855" calcext:value-type="float">
            <text:p>-0.248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594" calcext:value-type="float">
            <text:p>-0.059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-0.2775" calcext:value-type="float">
            <text:p>-0.2775</text:p>
          </table:table-cell>
          <table:table-cell office:value-type="float" office:value="-1.033824" calcext:value-type="float">
            <text:p>-1.03382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7133" calcext:value-type="float">
            <text:p>2.87133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927" calcext:value-type="float">
            <text:p>-0.09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912" calcext:value-type="float">
            <text:p>0.091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582" calcext:value-type="float">
            <text:p>0.582</text:p>
          </table:table-cell>
          <table:table-cell office:value-type="float" office:value="-0.063162" calcext:value-type="float">
            <text:p>-0.063162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00234" calcext:value-type="float">
            <text:p>-3.60023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6355" calcext:value-type="float">
            <text:p>-0.263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6855" calcext:value-type="float">
            <text:p>0.068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36058" calcext:value-type="float">
            <text:p>-0.03605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04302" calcext:value-type="float">
            <text:p>-0.1043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48344" calcext:value-type="float">
            <text:p>-1.04834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5185" calcext:value-type="float">
            <text:p>14.65185</text:p>
          </table:table-cell>
          <table:table-cell office:value-type="float" office:value="2.88585" calcext:value-type="float">
            <text:p>2.88585</text:p>
          </table:table-cell>
          <table:table-cell office:value-type="float" office:value="-0.95835" calcext:value-type="float">
            <text:p>-0.95835</text:p>
          </table:table-cell>
          <table:table-cell office:value-type="float" office:value="-0.22725" calcext:value-type="float">
            <text:p>-0.227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684" calcext:value-type="float">
            <text:p>0.068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14895" calcext:value-type="float">
            <text:p>0.148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534820000000001" calcext:value-type="float">
            <text:p>-0.0534820000000001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812" calcext:value-type="float">
            <text:p>15.1812</text:p>
          </table:table-cell>
          <table:table-cell office:value-type="float" office:value="-3.624434" calcext:value-type="float">
            <text:p>-3.62443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68914" calcext:value-type="float">
            <text:p>1.068914</text:p>
          </table:table-cell>
          <table:table-cell office:value-type="float" office:value="-0.25755" calcext:value-type="float">
            <text:p>-0.25755</text:p>
          </table:table-cell>
          <table:table-cell office:value-type="float" office:value="-0.1794" calcext:value-type="float">
            <text:p>-0.1794</text:p>
          </table:table-cell>
          <table:table-cell office:value-type="float" office:value="0.237886" calcext:value-type="float">
            <text:p>0.23788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95" calcext:value-type="float">
            <text:p>0.195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58024" calcext:value-type="float">
            <text:p>-1.05802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14.65185" calcext:value-type="float">
            <text:p>14.651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09945" calcext:value-type="float">
            <text:p>-0.099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603" calcext:value-type="float">
            <text:p>0.603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722" calcext:value-type="float">
            <text:p>15.172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78594" calcext:value-type="float">
            <text:p>1.078594</text:p>
          </table:table-cell>
          <table:table-cell office:value-type="float" office:value="-0.25155" calcext:value-type="float">
            <text:p>-0.25155</text:p>
          </table:table-cell>
          <table:table-cell office:value-type="float" office:value="-0.1854" calcext:value-type="float">
            <text:p>-0.1854</text:p>
          </table:table-cell>
          <table:table-cell office:value-type="float" office:value="0.237886" calcext:value-type="float">
            <text:p>0.237886</text:p>
          </table:table-cell>
          <table:table-cell office:value-type="float" office:value="-0.0684" calcext:value-type="float">
            <text:p>-0.0684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16" calcext:value-type="float">
            <text:p>0.216</text:p>
          </table:table-cell>
          <table:table-cell office:value-type="float" office:value="-0.258456" calcext:value-type="float">
            <text:p>-0.258456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-0.2865" calcext:value-type="float">
            <text:p>-0.286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14.65485" calcext:value-type="float">
            <text:p>14.654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645" calcext:value-type="float">
            <text:p>-0.0964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0927" calcext:value-type="float">
            <text:p>-0.0927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25" calcext:value-type="float">
            <text:p>0.225</text:p>
          </table:table-cell>
          <table:table-cell office:value-type="float" office:value="0.15195" calcext:value-type="float">
            <text:p>0.151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438020000000001" calcext:value-type="float">
            <text:p>-0.0438020000000001</text:p>
          </table:table-cell>
          <table:table-cell office:value-type="float" office:value="0.4833" calcext:value-type="float">
            <text:p>0.4833</text:p>
          </table:table-cell>
          <table:table-cell office:value-type="float" office:value="15.1842" calcext:value-type="float">
            <text:p>15.1842</text:p>
          </table:table-cell>
          <table:table-cell office:value-type="float" office:value="-3.614754" calcext:value-type="float">
            <text:p>-3.614754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-0.2736" calcext:value-type="float">
            <text:p>-0.2736</text:p>
          </table:table-cell>
          <table:table-cell office:value-type="float" office:value="1.068914" calcext:value-type="float">
            <text:p>1.068914</text:p>
          </table:table-cell>
          <table:table-cell office:value-type="float" office:value="-0.24855" calcext:value-type="float">
            <text:p>-0.24855</text:p>
          </table:table-cell>
          <table:table-cell office:value-type="float" office:value="-0.1884" calcext:value-type="float">
            <text:p>-0.1884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31218" calcext:value-type="float">
            <text:p>-0.03121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123662" calcext:value-type="float">
            <text:p>-0.12366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68136" calcext:value-type="float">
            <text:p>-0.26813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43504" calcext:value-type="float">
            <text:p>-1.043504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14.66685" calcext:value-type="float">
            <text:p>14.66685</text:p>
          </table:table-cell>
          <table:table-cell office:value-type="float" office:value="2.89553" calcext:value-type="float">
            <text:p>2.89553</text:p>
          </table:table-cell>
          <table:table-cell office:value-type="float" office:value="-0.95235" calcext:value-type="float">
            <text:p>-0.952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53966" calcext:value-type="float">
            <text:p>0.05396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9825" calcext:value-type="float">
            <text:p>-0.09825</text:p>
          </table:table-cell>
          <table:table-cell office:value-type="float" office:value="0.0179079999999999" calcext:value-type="float">
            <text:p>0.0179079999999999</text:p>
          </table:table-cell>
          <table:table-cell office:value-type="float" office:value="0.0744" calcext:value-type="float">
            <text:p>0.074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591" calcext:value-type="float">
            <text:p>0.591</text:p>
          </table:table-cell>
          <table:table-cell office:value-type="float" office:value="-0.0486420000000001" calcext:value-type="float">
            <text:p>-0.0486420000000001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06" calcext:value-type="float">
            <text:p>-0.270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-0.0714" calcext:value-type="float">
            <text:p>-0.0714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28502" calcext:value-type="float">
            <text:p>-0.1285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6525" calcext:value-type="float">
            <text:p>1.26525</text:p>
          </table:table-cell>
          <table:table-cell office:value-type="float" office:value="14.65185" calcext:value-type="float">
            <text:p>14.65185</text:p>
          </table:table-cell>
          <table:table-cell office:value-type="float" office:value="2.88101" calcext:value-type="float">
            <text:p>2.88101</text:p>
          </table:table-cell>
          <table:table-cell office:value-type="float" office:value="-0.96435" calcext:value-type="float">
            <text:p>-0.96435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063646" calcext:value-type="float">
            <text:p>0.063646</text:p>
          </table:table-cell>
          <table:table-cell office:value-type="float" office:value="-0.09045" calcext:value-type="float">
            <text:p>-0.090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624" calcext:value-type="float">
            <text:p>0.062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5495" calcext:value-type="float">
            <text:p>0.15495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585" calcext:value-type="float">
            <text:p>0.585</text:p>
          </table:table-cell>
          <table:table-cell office:value-type="float" office:value="-0.038962" calcext:value-type="float">
            <text:p>-0.038962</text:p>
          </table:table-cell>
          <table:table-cell office:value-type="float" office:value="0.4773" calcext:value-type="float">
            <text:p>0.4773</text:p>
          </table:table-cell>
          <table:table-cell office:value-type="float" office:value="15.1692" calcext:value-type="float">
            <text:p>15.1692</text:p>
          </table:table-cell>
          <table:table-cell office:value-type="float" office:value="-3.619594" calcext:value-type="float">
            <text:p>-3.61959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64074" calcext:value-type="float">
            <text:p>1.064074</text:p>
          </table:table-cell>
          <table:table-cell office:value-type="float" office:value="-0.25755" calcext:value-type="float">
            <text:p>-0.25755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0.052514" calcext:value-type="float">
            <text:p>0.05251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849" calcext:value-type="float">
            <text:p>-0.084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38182" calcext:value-type="float">
            <text:p>-0.13818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253616" calcext:value-type="float">
            <text:p>-0.253616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-0.2805" calcext:value-type="float">
            <text:p>-0.2805</text:p>
          </table:table-cell>
          <table:table-cell office:value-type="float" office:value="-1.048344" calcext:value-type="float">
            <text:p>-1.048344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4.66985" calcext:value-type="float">
            <text:p>14.66985</text:p>
          </table:table-cell>
          <table:table-cell office:value-type="float" office:value="2.90037" calcext:value-type="float">
            <text:p>2.90037</text:p>
          </table:table-cell>
          <table:table-cell office:value-type="float" office:value="-0.96135" calcext:value-type="float">
            <text:p>-0.961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0.049126" calcext:value-type="float">
            <text:p>0.049126</text:p>
          </table:table-cell>
          <table:table-cell office:value-type="float" office:value="-0.08745" calcext:value-type="float">
            <text:p>-0.08745</text:p>
          </table:table-cell>
          <table:table-cell office:value-type="float" office:value="-0.08325" calcext:value-type="float">
            <text:p>-0.08325</text:p>
          </table:table-cell>
          <table:table-cell office:value-type="float" office:value="0.0130679999999999" calcext:value-type="float">
            <text:p>0.0130679999999999</text:p>
          </table:table-cell>
          <table:table-cell office:value-type="float" office:value="0.0714" calcext:value-type="float">
            <text:p>0.071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22" calcext:value-type="float">
            <text:p>0.222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77682" calcext:value-type="float">
            <text:p>-0.077682</text:p>
          </table:table-cell>
          <table:table-cell office:value-type="float" office:value="0.4893" calcext:value-type="float">
            <text:p>0.4893</text:p>
          </table:table-cell>
          <table:table-cell office:value-type="float" office:value="15.1902" calcext:value-type="float">
            <text:p>15.190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-0.2766" calcext:value-type="float">
            <text:p>-0.2766</text:p>
          </table:table-cell>
          <table:table-cell office:value-type="float" office:value="1.059234" calcext:value-type="float">
            <text:p>1.05923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914" calcext:value-type="float">
            <text:p>-0.1914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723" calcext:value-type="float">
            <text:p>-0.0723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0.0462" calcext:value-type="float">
            <text:p>0.046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29416" calcext:value-type="float">
            <text:p>-0.229416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1.038664" calcext:value-type="float">
            <text:p>-1.038664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14.66085" calcext:value-type="float">
            <text:p>14.660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5235" calcext:value-type="float">
            <text:p>-0.952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0.0442859999999999" calcext:value-type="float">
            <text:p>0.0442859999999999</text:p>
          </table:table-cell>
          <table:table-cell office:value-type="float" office:value="-0.10545" calcext:value-type="float">
            <text:p>-0.10545</text:p>
          </table:table-cell>
          <table:table-cell office:value-type="float" office:value="-0.08925" calcext:value-type="float">
            <text:p>-0.089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624" calcext:value-type="float">
            <text:p>0.0624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7595" calcext:value-type="float">
            <text:p>0.1759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588" calcext:value-type="float">
            <text:p>0.588</text:p>
          </table:table-cell>
          <table:table-cell office:value-type="float" office:value="-0.063162" calcext:value-type="float">
            <text:p>-0.063162</text:p>
          </table:table-cell>
          <table:table-cell office:value-type="float" office:value="0.4743" calcext:value-type="float">
            <text:p>0.4743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-3.609914" calcext:value-type="float">
            <text:p>-3.609914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-0.2646" calcext:value-type="float">
            <text:p>-0.2646</text:p>
          </table:table-cell>
          <table:table-cell office:value-type="float" office:value="1.039874" calcext:value-type="float">
            <text:p>1.039874</text:p>
          </table:table-cell>
          <table:table-cell office:value-type="float" office:value="-0.25455" calcext:value-type="float">
            <text:p>-0.25455</text:p>
          </table:table-cell>
          <table:table-cell office:value-type="float" office:value="-0.1794" calcext:value-type="float">
            <text:p>-0.1794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-0.0564" calcext:value-type="float">
            <text:p>-0.0564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32" calcext:value-type="float">
            <text:p>0.0432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50578" calcext:value-type="float">
            <text:p>-0.05057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48776" calcext:value-type="float">
            <text:p>-0.248776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-0.2895" calcext:value-type="float">
            <text:p>-0.2895</text:p>
          </table:table-cell>
          <table:table-cell office:value-type="float" office:value="-1.028984" calcext:value-type="float">
            <text:p>-1.028984</text:p>
          </table:table-cell>
          <table:table-cell office:value-type="float" office:value="1.25025" calcext:value-type="float">
            <text:p>1.25025</text:p>
          </table:table-cell>
          <table:table-cell office:value-type="float" office:value="14.65785" calcext:value-type="float">
            <text:p>14.65785</text:p>
          </table:table-cell>
          <table:table-cell office:value-type="float" office:value="2.89069" calcext:value-type="float">
            <text:p>2.89069</text:p>
          </table:table-cell>
          <table:table-cell office:value-type="float" office:value="-0.96735" calcext:value-type="float">
            <text:p>-0.96735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058806" calcext:value-type="float">
            <text:p>0.05880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0.0227479999999999" calcext:value-type="float">
            <text:p>0.0227479999999999</text:p>
          </table:table-cell>
          <table:table-cell office:value-type="float" office:value="0.0774" calcext:value-type="float">
            <text:p>0.0774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26136" calcext:value-type="float">
            <text:p>-0.02613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594" calcext:value-type="float">
            <text:p>0.594</text:p>
          </table:table-cell>
          <table:table-cell office:value-type="float" office:value="-0.058322" calcext:value-type="float">
            <text:p>-0.058322</text:p>
          </table:table-cell>
          <table:table-cell office:value-type="float" office:value="0.4953" calcext:value-type="float">
            <text:p>0.4953</text:p>
          </table:table-cell>
          <table:table-cell office:value-type="float" office:value="15.1782" calcext:value-type="float">
            <text:p>15.1782</text:p>
          </table:table-cell>
          <table:table-cell office:value-type="float" office:value="-3.605074" calcext:value-type="float">
            <text:p>-3.605074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-0.3156" calcext:value-type="float">
            <text:p>-0.3156</text:p>
          </table:table-cell>
          <table:table-cell office:value-type="float" office:value="0.991474" calcext:value-type="float">
            <text:p>0.991474</text:p>
          </table:table-cell>
          <table:table-cell office:value-type="float" office:value="-0.22155" calcext:value-type="float">
            <text:p>-0.22155</text:p>
          </table:table-cell>
          <table:table-cell office:value-type="float" office:value="-0.1944" calcext:value-type="float">
            <text:p>-0.1944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-0.0624" calcext:value-type="float">
            <text:p>-0.0624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342" calcext:value-type="float">
            <text:p>0.034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40172" calcext:value-type="float">
            <text:p>-0.040172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471" calcext:value-type="float">
            <text:p>0.0471</text:p>
          </table:table-cell>
          <table:table-cell office:value-type="float" office:value="-0.113982" calcext:value-type="float">
            <text:p>-0.11398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243936" calcext:value-type="float">
            <text:p>-0.243936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-0.2925" calcext:value-type="float">
            <text:p>-0.2925</text:p>
          </table:table-cell>
          <table:table-cell office:value-type="float" office:value="-0.554664" calcext:value-type="float">
            <text:p>-0.554664</text:p>
          </table:table-cell>
          <table:table-cell office:value-type="float" office:value="0.07425" calcext:value-type="float">
            <text:p>0.07425</text:p>
          </table:table-cell>
          <table:table-cell office:value-type="float" office:value="5.62185" calcext:value-type="float">
            <text:p>5.62185</text:p>
          </table:table-cell>
          <table:table-cell office:value-type="float" office:value="5.98829" calcext:value-type="float">
            <text:p>5.98829</text:p>
          </table:table-cell>
          <table:table-cell office:value-type="float" office:value="-0.70935" calcext:value-type="float">
            <text:p>-0.709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0.228206" calcext:value-type="float">
            <text:p>0.228206</text:p>
          </table:table-cell>
          <table:table-cell office:value-type="float" office:value="-0.09345" calcext:value-type="float">
            <text:p>-0.09345</text:p>
          </table:table-cell>
          <table:table-cell office:value-type="float" office:value="-0.09225" calcext:value-type="float">
            <text:p>-0.092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474" calcext:value-type="float">
            <text:p>0.0474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-0.00871200000000002" calcext:value-type="float">
            <text:p>-0.00871200000000002</text:p>
          </table:table-cell>
          <table:table-cell office:value-type="float" office:value="0.0702" calcext:value-type="float">
            <text:p>0.070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-0.089056" calcext:value-type="float">
            <text:p>-0.089056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3" calcext:value-type="float">
            <text:p>0.3</text:p>
          </table:table-cell>
          <table:table-cell office:value-type="float" office:value="-0.247082" calcext:value-type="float">
            <text:p>-0.247082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2838" calcext:value-type="float">
            <text:p>-0.2838</text:p>
          </table:table-cell>
          <table:table-cell office:value-type="float" office:value="-1.538394" calcext:value-type="float">
            <text:p>-1.53839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300000000000001" calcext:value-type="float">
            <text:p>0.000300000000000001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" calcext:value-type="float">
            <text:p>0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00299999999999997" calcext:value-type="float">
            <text:p>0.000299999999999997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992200000000005" calcext:value-type="float">
            <text:p>-0.009922000000000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08120000000001" calcext:value-type="float">
            <text:p>-0.02081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0387199999999999" calcext:value-type="float">
            <text:p>-0.003871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266199999999998" calcext:value-type="float">
            <text:p>-0.0026619999999999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16698" calcext:value-type="float">
            <text:p>0.01669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120999999999999" calcext:value-type="float">
            <text:p>0.001209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11320000000001" calcext:value-type="float">
            <text:p>-0.01113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200000000001" calcext:value-type="float">
            <text:p>0.00750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22022" calcext:value-type="float">
            <text:p>-0.02202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774399999999997" calcext:value-type="float">
            <text:p>-0.00774399999999997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363000000000001" calcext:value-type="float">
            <text:p>-0.003630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30679999999999" calcext:value-type="float">
            <text:p>0.013067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989999999999998" calcext:value-type="float">
            <text:p>-0.0098999999999999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59720000000001" calcext:value-type="float">
            <text:p>-0.01597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13552" calcext:value-type="float">
            <text:p>-0.01355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810000000000002" calcext:value-type="float">
            <text:p>0.00810000000000002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23232" calcext:value-type="float">
            <text:p>-0.02323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556600000000003" calcext:value-type="float">
            <text:p>-0.0055660000000000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table:number-columns-repeated="2" office:value-type="float" office:value="0.00510000000000002" calcext:value-type="float">
            <text:p>0.00510000000000002</text:p>
          </table:table-cell>
          <table:table-cell office:value-type="float" office:value="-0.00750199999999998" calcext:value-type="float">
            <text:p>-0.0075019999999999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0242000000000047" calcext:value-type="float">
            <text:p>-0.00024200000000004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389999999999998" calcext:value-type="float">
            <text:p>-0.00389999999999998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00967999999999989" calcext:value-type="float">
            <text:p>0.00096799999999998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0726000000000056" calcext:value-type="float">
            <text:p>0.00072600000000005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17182" calcext:value-type="float">
            <text:p>-0.01718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77600000000001" calcext:value-type="float">
            <text:p>0.006776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22799999999984" calcext:value-type="float">
            <text:p>0.00822799999999984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580800000000002" calcext:value-type="float">
            <text:p>0.0058080000000000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992200000000005" calcext:value-type="float">
            <text:p>-0.009922000000000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411399999999995" calcext:value-type="float">
            <text:p>-0.00411399999999995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899999999999977" calcext:value-type="float">
            <text:p>-0.00089999999999997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799999999999" calcext:value-type="float">
            <text:p>-0.00217799999999999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0.011858" calcext:value-type="float">
            <text:p>0.01185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193600000000001" calcext:value-type="float">
            <text:p>0.001936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29200000000014" calcext:value-type="float">
            <text:p>-0.00629200000000014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0725999999999999" calcext:value-type="float">
            <text:p>-0.000725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510000000000002" calcext:value-type="float">
            <text:p>0.00510000000000002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table:number-columns-repeated="2" office:value-type="float" office:value="0.00510000000000002" calcext:value-type="float">
            <text:p>0.0051000000000000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290400000000002" calcext:value-type="float">
            <text:p>0.002904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8392" calcext:value-type="float">
            <text:p>-0.01839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08200000000005" calcext:value-type="float">
            <text:p>-0.00508200000000005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799999999999" calcext:value-type="float">
            <text:p>-0.007017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689999999999998" calcext:value-type="float">
            <text:p>-0.00689999999999998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2584" calcext:value-type="float">
            <text:p>-0.01258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847000000000001" calcext:value-type="float">
            <text:p>-0.008470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399999999995" calcext:value-type="float">
            <text:p>-0.00895399999999995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38799999999992" calcext:value-type="float">
            <text:p>0.0033879999999999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80799999999999" calcext:value-type="float">
            <text:p>0.00580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871199999999999" calcext:value-type="float">
            <text:p>-0.008711999999999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556600000000003" calcext:value-type="float">
            <text:p>0.005566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411399999999998" calcext:value-type="float">
            <text:p>0.0041139999999999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210000000000002" calcext:value-type="float">
            <text:p>0.00210000000000002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799999999999" calcext:value-type="float">
            <text:p>-0.00217799999999999</text:p>
          </table:table-cell>
          <table:table-cell table:number-columns-repeated="2" office:value-type="float" office:value="-0.000899999999999977" calcext:value-type="float">
            <text:p>-0.000899999999999977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290399999999997" calcext:value-type="float">
            <text:p>-0.0029039999999999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604999999999998" calcext:value-type="float">
            <text:p>0.00604999999999998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3" calcext:value-type="float">
            <text:p>-0.00411400000000003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11" calcext:value-type="float">
            <text:p>-0.0014520000000001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-0.00387200000000001" calcext:value-type="float">
            <text:p>-0.003872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899999999999999" calcext:value-type="float">
            <text:p>-0.000899999999999999</text:p>
          </table:table-cell>
          <table:table-cell office:value-type="float" office:value="0.000968000000000018" calcext:value-type="float">
            <text:p>0.00096800000000001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943799999999996" calcext:value-type="float">
            <text:p>0.00943799999999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895400000000001" calcext:value-type="float">
            <text:p>-0.008954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2:24:30.781661872</dc:date>
    <meta:editing-duration>PT5M</meta:editing-duration>
    <meta:editing-cycles>1</meta:editing-cycles>
    <meta:document-statistic meta:table-count="1" meta:cell-count="518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3.952cm" style:legend-expansion="high" chart:style-name="ch2"/>
        <chart:plot-area chart:style-name="ch3" table:cell-range-address="relative_magnitude_validation.Z1:relative_magnitude_validation.Z108 relative_magnitude_validation.AU1:relative_magnitude_validation.AU108" chart:data-source-has-labels="row" svg:x="0.32cm" svg:y="0.18cm" svg:width="10.523cm" svg:height="8.64cm">
          <chart:coordinate-region svg:x="0.932cm" svg:y="0.379cm" svg:width="9.85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lative_magnitude_validation.Z2:relative_magnitude_validation.Z108" chart:label-cell-address="relative_magnitude_validation.Z1:relative_magnitude_validation.Z1" chart:class="chart:line">
            <chart:data-point chart:repeated="107"/>
          </chart:series>
          <chart:series chart:style-name="ch7" chart:values-cell-range-address="relative_magnitude_validation.AU2:relative_magnitude_validation.AU108" chart:label-cell-address="relative_magnitude_validation.AU1:relative_magnitude_validation.AU1" chart:class="chart:line">
            <chart:data-point chart:repeated="1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0_Y [mT]</text:p>
                <draw:g>
                  <svg:desc>relative_magnitude_validation.Z1:relative_magnitude_validation.Z1</svg:desc>
                </draw:g>
              </table:table-cell>
              <table:table-cell office:value-type="string">
                <text:p>mux2_sensor7_Y [mT]</text:p>
                <draw:g>
                  <svg:desc>relative_magnitude_validation.AU1:relative_magnitude_validation.A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14999999999998">
                <text:p>-0.00314999999999998</text:p>
                <draw:g>
                  <svg:desc>relative_magnitude_validation.Z2:relative_magnitude_validation.Z108</svg:desc>
                </draw:g>
              </table:table-cell>
              <table:table-cell office:value-type="float" office:value="0.00419999999999999">
                <text:p>0.00419999999999999</text:p>
                <draw:g>
                  <svg:desc>relative_magnitude_validation.AU2:relative_magnitude_validation.AU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14999999999998">
                <text:p>-0.00914999999999998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0719999999999999">
                <text:p>0.0071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85000000000002">
                <text:p>0.00885000000000002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5">
                <text:p>0.01185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85000000000002">
                <text:p>0.00885000000000002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14999999999998">
                <text:p>-0.009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85">
                <text:p>0.01185</text:p>
              </table:table-cell>
              <table:table-cell office:value-type="float" office:value="0.00719999999999999">
                <text:p>0.00719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85">
                <text:p>0.01185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85">
                <text:p>0.01485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85000000000002">
                <text:p>0.008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85000000000002">
                <text:p>0.00885000000000002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515">
                <text:p>-0.01515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15">
                <text:p>-0.03615</text:p>
              </table:table-cell>
              <table:table-cell office:value-type="float" office:value="-0.5268">
                <text:p>-0.5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9385">
                <text:p>9.59385</text:p>
              </table:table-cell>
              <table:table-cell office:value-type="float" office:value="20.0322">
                <text:p>20.0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73085">
                <text:p>13.73085</text:p>
              </table:table-cell>
              <table:table-cell office:value-type="float" office:value="15.6402">
                <text:p>15.6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1085">
                <text:p>14.51085</text:p>
              </table:table-cell>
              <table:table-cell office:value-type="float" office:value="15.4152">
                <text:p>15.4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6385">
                <text:p>14.66385</text:p>
              </table:table-cell>
              <table:table-cell office:value-type="float" office:value="15.1722">
                <text:p>15.1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5485">
                <text:p>14.654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5185">
                <text:p>14.65185</text:p>
              </table:table-cell>
              <table:table-cell office:value-type="float" office:value="15.1872">
                <text:p>15.1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65485">
                <text:p>14.65485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6385">
                <text:p>14.66385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6085">
                <text:p>14.66085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68185">
                <text:p>14.681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66085">
                <text:p>14.66085</text:p>
              </table:table-cell>
              <table:table-cell office:value-type="float" office:value="15.1662">
                <text:p>15.16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6085">
                <text:p>14.660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66385">
                <text:p>14.663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65185">
                <text:p>14.65185</text:p>
              </table:table-cell>
              <table:table-cell office:value-type="float" office:value="15.1662">
                <text:p>15.1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66985">
                <text:p>14.669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67285">
                <text:p>14.67285</text:p>
              </table:table-cell>
              <table:table-cell office:value-type="float" office:value="15.1842">
                <text:p>15.1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65785">
                <text:p>14.65785</text:p>
              </table:table-cell>
              <table:table-cell office:value-type="float" office:value="15.1842">
                <text:p>15.1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66685">
                <text:p>14.66685</text:p>
              </table:table-cell>
              <table:table-cell office:value-type="float" office:value="15.1632">
                <text:p>15.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65785">
                <text:p>14.657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66985">
                <text:p>14.669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66385">
                <text:p>14.66385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65485">
                <text:p>14.65485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64885">
                <text:p>14.64885</text:p>
              </table:table-cell>
              <table:table-cell office:value-type="float" office:value="15.1662">
                <text:p>15.1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66085">
                <text:p>14.66085</text:p>
              </table:table-cell>
              <table:table-cell office:value-type="float" office:value="15.1722">
                <text:p>15.17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6385">
                <text:p>14.66385</text:p>
              </table:table-cell>
              <table:table-cell office:value-type="float" office:value="15.1722">
                <text:p>15.1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6385">
                <text:p>14.663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66085">
                <text:p>14.660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64885">
                <text:p>14.64885</text:p>
              </table:table-cell>
              <table:table-cell office:value-type="float" office:value="15.1842">
                <text:p>15.1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5485">
                <text:p>14.654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6685">
                <text:p>14.66685</text:p>
              </table:table-cell>
              <table:table-cell office:value-type="float" office:value="15.1902">
                <text:p>15.1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66085">
                <text:p>14.660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65185">
                <text:p>14.65185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65185">
                <text:p>14.65185</text:p>
              </table:table-cell>
              <table:table-cell office:value-type="float" office:value="15.1722">
                <text:p>15.1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65485">
                <text:p>14.65485</text:p>
              </table:table-cell>
              <table:table-cell office:value-type="float" office:value="15.1842">
                <text:p>15.1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66685">
                <text:p>14.666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65185">
                <text:p>14.65185</text:p>
              </table:table-cell>
              <table:table-cell office:value-type="float" office:value="15.1692">
                <text:p>15.1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66985">
                <text:p>14.66985</text:p>
              </table:table-cell>
              <table:table-cell office:value-type="float" office:value="15.1902">
                <text:p>15.1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66085">
                <text:p>14.66085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65785">
                <text:p>14.6578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62185">
                <text:p>5.62185</text:p>
              </table:table-cell>
              <table:table-cell office:value-type="float" office:value="-0.2838">
                <text:p>-0.28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0719999999999999">
                <text:p>0.00719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85">
                <text:p>0.01485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198">
                <text:p>-0.0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314999999999998">
                <text:p>-0.00314999999999998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4999999999998">
                <text:p>-0.00614999999999998</text:p>
              </table:table-cell>
              <table:table-cell office:value-type="float" office:value="0.00419999999999999">
                <text:p>0.004199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85000000000002">
                <text:p>0.00585000000000002</text:p>
              </table:table-cell>
              <table:table-cell office:value-type="float" office:value="0.00119999999999999">
                <text:p>0.00119999999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914999999999998">
                <text:p>-0.00914999999999998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85000000000002">
                <text:p>0.00885000000000002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0180000000000001">
                <text:p>-0.0018000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85000000000002">
                <text:p>0.00285000000000002</text:p>
              </table:table-cell>
              <table:table-cell office:value-type="float" office:value="-0.00780000000000001">
                <text:p>-0.0078000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149999999999977">
                <text:p>-0.000149999999999977</text:p>
              </table:table-cell>
              <table:table-cell office:value-type="float" office:value="-0.00480000000000001">
                <text:p>-0.004800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215">
                <text:p>-0.01215</text:p>
              </table:table-cell>
              <table:table-cell office:value-type="float" office:value="-0.00180000000000001">
                <text:p>-0.0018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